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non_box_dimension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.E2:Henon_box_dimension.E5 Henon_box_dimension.F2:Henon_box_dimension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.E15:Henon_box_dimension.E19 Henon_box_dimension.F15:Henon_box_dimension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mm" svg:height="59.76mm" svg:x="186.64mm" svg:y="132.81mm">
            <loext:p draw:notify-on-update-of-ranges="Henon_box_dimension.E22:Henon_box_dimension.E27 Henon_box_dimension.F22:Henon_box_dimension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.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number-columns-repeated="16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number-columns-repeated="16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number-columns-repeated="16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number-columns-repeated="16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.0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28540221886225" calcext:value-type="float">
            <text:p>7,285402218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4689445988764" calcext:value-type="float">
            <text:p>8,5468944599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2451385311995" calcext:value-type="float">
            <text:p>9,7245138531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01868376458" calcext:value-type="float">
            <text:p>10,8501868376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3545" calcext:value-type="float">
            <text:p>35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915699121269" calcext:value-type="float">
            <text:p>11,7915699121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.4880911775335" calcext:value-type="float">
            <text:p>12,4880911775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7582" calcext:value-type="float">
            <text:p>75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8883627411706" calcext:value-type="float">
            <text:p>12,8883627412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8777" calcext:value-type="float">
            <text:p>87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0995121919952" calcext:value-type="float">
            <text:p>13,09951219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09:32:43.6949492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9:35:10.173086587</dc:date>
    <meta:editing-duration>PT2H38M5S</meta:editing-duration>
    <meta:editing-cycles>5</meta:editing-cycles>
    <meta:generator>LibreOffice/5.1.6.2$Linux_X86_64 LibreOffice_project/10m0$Build-2</meta:generator>
    <meta:document-statistic meta:table-count="1" meta:cell-count="1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.E2:Henon_box_dimension.F5" svg:x="0.191cm" svg:y="0.115cm" svg:width="5.365cm" svg:height="5.561cm">
          <chartooo:coordinate-region svg:x="0.628cm" svg:y="0.314cm" svg:width="4.504cm" svg:height="4.7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:Henon_box_dimension.F5" chart:class="chart:scatter">
            <chart:domain table:cell-range-address="Henon_box_dimension.E2:Henon_box_dimension.E5"/>
            <chart:regression-curve chart:style-name="ch7">
              <chart:equation chart:display-equation="true" chart:display-r-square="false" svg:x="5.773cm" svg:y="3.954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.E2:Henon_box_dimension.E5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.F2:Henon_box_dimension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5:Henon_box_dimension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.F15:Henon_box_dimension.F19" chart:class="chart:scatter">
            <chart:domain table:cell-range-address="Henon_box_dimension.E15:Henon_box_dimension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15:Henon_box_dimension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.F15:Henon_box_dimension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2:Henon_box_dimension.F27" svg:x="0.202cm" svg:y="0.119cm" svg:width="5.469cm" svg:height="5.739cm">
          <chartooo:coordinate-region svg:x="0.638cm" svg:y="0.318cm" svg:width="4.754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2:Henon_box_dimension.F27" chart:class="chart:scatter">
            <chart:domain table:cell-range-address="Henon_box_dimension.E22:Henon_box_dimension.E27"/>
            <chart:regression-curve chart:style-name="ch7">
              <chart:equation chart:display-equation="true" chart:display-r-square="false" svg:x="6.105cm" svg:y="4.081cm"/>
            </chart:regression-curve>
            <chart:data-point/>
            <chart:data-point chart:style-name="ch8" chart:repeated="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.E22:Henon_box_dimension.E2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.F22:Henon_box_dimension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